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1, 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, 3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4, 3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, 9, 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8, 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7, 18, 19, 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8, 15, 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, 11, 24, 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3, 1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6, 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, 9, 1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2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4, 19, 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2, 6, 3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0, 2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3, 22, 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, 29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31:48.996554307</dc:date>
    <meta:editing-duration>PT2M15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